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cd66" officeooo:paragraph-rsid="001a825d"/>
    </style:style>
    <style:style style:name="P2" style:family="paragraph" style:parent-style-name="Standard">
      <style:text-properties officeooo:rsid="0019cd66" officeooo:paragraph-rsid="001d24a7"/>
    </style:style>
    <style:style style:name="P3" style:family="paragraph" style:parent-style-name="Standard">
      <style:text-properties officeooo:rsid="0019cd66" officeooo:paragraph-rsid="002005a4"/>
    </style:style>
    <style:style style:name="P4" style:family="paragraph" style:parent-style-name="Standard">
      <style:text-properties officeooo:rsid="0019cd66" officeooo:paragraph-rsid="00212714"/>
    </style:style>
    <style:style style:name="P5" style:family="paragraph" style:parent-style-name="Standard">
      <style:text-properties officeooo:rsid="0019cd66" officeooo:paragraph-rsid="00235c97"/>
    </style:style>
    <style:style style:name="P6" style:family="paragraph" style:parent-style-name="Standard">
      <style:text-properties officeooo:rsid="0019cd66" officeooo:paragraph-rsid="00451184"/>
    </style:style>
    <style:style style:name="P7" style:family="paragraph" style:parent-style-name="Standard">
      <style:text-properties officeooo:rsid="0019cd66" officeooo:paragraph-rsid="00453a32"/>
    </style:style>
    <style:style style:name="P8" style:family="paragraph" style:parent-style-name="Standard">
      <style:text-properties fo:color="#800000" officeooo:rsid="0019cd66" officeooo:paragraph-rsid="00235c97"/>
    </style:style>
    <style:style style:name="P9" style:family="paragraph" style:parent-style-name="Standard">
      <style:text-properties fo:color="#000000" officeooo:rsid="0019cd66" officeooo:paragraph-rsid="003a0b00"/>
    </style:style>
    <style:style style:name="P10" style:family="paragraph" style:parent-style-name="Standard">
      <style:text-properties fo:color="#000000" officeooo:rsid="0019cd66" officeooo:paragraph-rsid="003c4a4c"/>
    </style:style>
    <style:style style:name="T1" style:family="text">
      <style:text-properties officeooo:rsid="001a825d"/>
    </style:style>
    <style:style style:name="T2" style:family="text">
      <style:text-properties officeooo:rsid="00212714"/>
    </style:style>
    <style:style style:name="T3" style:family="text">
      <style:text-properties officeooo:rsid="00248056"/>
    </style:style>
    <style:style style:name="T4" style:family="text">
      <style:text-properties officeooo:rsid="0025fffb"/>
    </style:style>
    <style:style style:name="T5" style:family="text">
      <style:text-properties officeooo:rsid="0026a0df"/>
    </style:style>
    <style:style style:name="T6" style:family="text">
      <style:text-properties officeooo:rsid="0028409f"/>
    </style:style>
    <style:style style:name="T7" style:family="text">
      <style:text-properties officeooo:rsid="002afbf1"/>
    </style:style>
    <style:style style:name="T8" style:family="text">
      <style:text-properties officeooo:rsid="002f7d2e"/>
    </style:style>
    <style:style style:name="T9" style:family="text">
      <style:text-properties officeooo:rsid="0032ca8a"/>
    </style:style>
    <style:style style:name="T10" style:family="text">
      <style:text-properties officeooo:rsid="00340be2"/>
    </style:style>
    <style:style style:name="T11" style:family="text">
      <style:text-properties officeooo:rsid="003c4a4c"/>
    </style:style>
    <style:style style:name="T12" style:family="text">
      <style:text-properties officeooo:rsid="00437198"/>
    </style:style>
    <style:style style:name="T13" style:family="text">
      <style:text-properties fo:color="#000000" officeooo:rsid="00212714"/>
    </style:style>
    <style:style style:name="T14" style:family="text">
      <style:text-properties fo:color="#000000" officeooo:rsid="00451184"/>
    </style:style>
    <style:style style:name="T15" style:family="text">
      <style:text-properties fo:color="#000000" officeooo:rsid="00453a32"/>
    </style:style>
    <style:style style:name="T16" style:family="text">
      <style:text-properties fo:color="#000000" officeooo:rsid="001a825d"/>
    </style:style>
    <style:style style:name="T17" style:family="text">
      <style:text-properties fo:color="#000000" officeooo:rsid="0045a60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“<text:span text:style-name="T2">Today, to out-compute is to out-compete.”</text:span></text:p>
      <text:p text:style-name="P4"><text:tab/><text:tab/><text:tab/><text:tab/><text:tab/><text:tab/></text:p>
      <text:p text:style-name="P4"/>
      <text:p text:style-name="P6">I am Sathyanarayanan Ramesh Babu, a computer engineering <text:span text:style-name="T7">M</text:span>aster's student at UNC Charlotte <text:span text:style-name="T4">with a focus</text:span> in High Performance Computing and <text:span text:style-name="T11">Operating Systems </text:span>. <text:span text:style-name="T12">From the first semester of my master's program, I took up courses like Computer Architecture, </text:span><text:span text:style-name="T13">Parallel Computing, Fault Tolerant Systems, Performance Modeling and Advanced Operating Systems. </text:span></text:p>
      <text:p text:style-name="P6"/>
      <text:p text:style-name="P6">I have had the opportunity of working<text:span text:style-name="T5"> at </text:span>Synopsys Inc <text:span text:style-name="T8">as a summer intern</text:span>. My <text:span text:style-name="T6">responsibility</text:span> was to integrate the Synopsys memory module(MEM) with their high-performance fast-spice simulator Customsim XA. I had test<text:span text:style-name="T10">ed</text:span> the performance of the simulator with and without MEM. I <text:span text:style-name="T9">compared the performance of</text:span> MEM with the GNU memory allocator that <text:span text:style-name="T3">was </text:span>traditionally used in Customsim XA. </text:p>
      <text:p text:style-name="P6"/>
      <text:p text:style-name="P6">I am currently working on a graduation project, in which I am implementing a parallel asynchronous <text:span text:style-name="T1">version of Push-Relabel </text:span>algorithm to find max-flow in a given <text:span text:style-name="T1">flow network. I have also implemented global and gap relabeling heuristics to improve the performance of the algorithm. The implemented algorithm's performance is tested and analyzed on an Intel Xeon processor. </text:span></text:p>
      <text:p text:style-name="P7"/>
      <text:p text:style-name="P7"><text:span text:style-name="T14">I have always had the desire to make programs run faster. I would love to work in a team that is looking to develop more efficient solutions for the different real world computing problems. </text:span><text:span text:style-name="T16">I believe my passion </text:span><text:span text:style-name="T15">for understanding the underlying </text:span><text:span text:style-name="T17">hardware</text:span><text:span text:style-name="T15"> architecture</text:span><text:span text:style-name="T16"> and </text:span><text:span text:style-name="T15">my</text:span><text:span text:style-name="T16"> work ethic </text:span><text:span text:style-name="T15">will be utilized for betterment of the team and the organization on the whole.</text:span><text:span text:style-name="T16"> </text:span></text:p>
      <text:p text:style-name="P7"/>
      <text:p text:style-name="P7"/>
      <text:p text:style-name="P7"/>
      <text:p text:style-name="P9"/>
      <text:p text:style-name="P10"/>
      <text:p text:style-name="P10"/>
      <text:p text:style-name="P10"/>
      <text:p text:style-name="P10"/>
      <text:p text:style-name="P8"/>
      <text:p text:style-name="P5"/>
      <text:p text:style-name="P3"/>
      <text:p text:style-name="P3"><text:s/></text:p>
      <text:p text:style-name="P1"/>
      <text:p text:style-name="P1"/>
      <text:p text:style-name="P1"/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5T10:45:13.392696971</meta:creation-date>
    <dc:date>2016-02-26T04:44:45.081415310</dc:date>
    <meta:editing-duration>PT17H13M32S</meta:editing-duration>
    <meta:editing-cycles>37</meta:editing-cycles>
    <meta:generator>LibreOffice/4.2.8.2$Linux_X86_64 LibreOffice_project/420m0$Build-2</meta:generator>
    <meta:document-statistic meta:table-count="0" meta:image-count="0" meta:object-count="0" meta:page-count="1" meta:paragraph-count="7" meta:word-count="235" meta:character-count="1514" meta:non-whitespace-character-count="1273"/>
  </office:meta>
</office:document-meta>
</file>